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99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start" fo:margin-left="0cm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order="none"/>
      <style:text-properties fo:font-size="12pt" style:text-underline-style="none" style:font-size-asian="12pt" style:font-size-complex="12pt"/>
    </style:style>
    <style:style style:name="ce15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0"/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middl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2">
      <style:table-cell-properties fo:border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 style:data-style-name="N2">
      <style:table-cell-properties style:text-align-source="fix" style:repeat-content="false" fo:border="none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2">
      <style:table-cell-properties style:text-align-source="fix" style:repeat-content="false" fo:border="non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justify" fo:margin-left="0cm"/>
      <style:text-properties fo:font-size="12pt" style:text-underline-style="none" style:font-size-asian="12pt" style:font-size-complex="12pt"/>
    </style:style>
    <style:style style:name="ce130" style:family="table-cell" style:parent-style-name="Default" style:data-style-name="N2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2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3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40" style:family="table-cell" style:parent-style-name="Default" style:data-style-name="N2">
      <style:table-cell-properties style:text-align-source="value-type" style:repeat-content="false" fo:border="none" fo:padding-bottom="0.035cm" fo:padding-left="0.035cm" fo:padding-right="0cm" fo:padding-top="0.035cm" style:vertical-align="automatic"/>
      <style:paragraph-properties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1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43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48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9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112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start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2pt" style:text-underline-style="none" style:font-size-asian="12pt" style:font-size-complex="12pt"/>
    </style:style>
    <style:style style:name="ce158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start" fo:margin-left="0cm"/>
      <style:text-properties fo:font-size="12pt" style:text-underline-style="none" style:font-size-asian="12pt" style:font-size-complex="12pt"/>
    </style:style>
    <style:style style:name="ce11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middle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0.74pt groove #000000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middle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53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5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70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16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11" table:default-cell-style-name="ce9"/>
        <table:table-column table:style-name="co1" table:default-cell-style-name="ce9"/>
        <table:table-column table:style-name="co3" table:number-columns-repeated="4" table:default-cell-style-name="ce9"/>
        <table:table-column table:style-name="co2" table:number-columns-repeated="3" table:default-cell-style-name="ce9"/>
        <table:table-column table:style-name="co1" table:default-cell-style-name="ce9"/>
        <table:table-column table:style-name="co4" table:number-columns-repeated="4" table:default-cell-style-name="ce9"/>
        <table:table-column table:style-name="co5" table:number-columns-repeated="16334" table:default-cell-style-name="ce9"/>
        <table:table-column table:style-name="co6" table:number-columns-repeated="25" table:default-cell-style-name="ce9"/>
        <table:table-row table:style-name="ro1">
          <table:table-cell table:style-name="ce8" office:value-type="string" calcext:value-type="string">
            <text:p>Comparisson</text:p>
          </table:table-cell>
          <table:table-cell table:style-name="ce35" office:value-type="string" calcext:value-type="string" table:number-columns-spanned="2" table:number-rows-spanned="1">
            <text:p>TempEval-3</text:p>
          </table:table-cell>
          <table:covered-table-cell table:style-name="ce51"/>
          <table:table-cell table:style-name="ce35" office:value-type="string" calcext:value-type="string" table:number-columns-spanned="2" table:number-rows-spanned="1">
            <text:p>WikiWars</text:p>
          </table:table-cell>
          <table:covered-table-cell table:style-name="ce51"/>
          <table:table-cell table:style-name="ce35" office:value-type="string" calcext:value-type="string" table:number-columns-spanned="2" table:number-rows-spanned="1">
            <text:p>Tweets</text:p>
          </table:table-cell>
          <table:covered-table-cell table:style-name="ce51"/>
          <table:table-cell table:style-name="ce35" office:value-type="string" calcext:value-type="string" table:number-columns-spanned="2" table:number-rows-spanned="1">
            <text:p>Fullpate</text:p>
          </table:table-cell>
          <table:covered-table-cell table:style-name="ce51"/>
          <table:table-cell table:style-name="ce97" table:number-columns-spanned="2" table:number-rows-spanned="1"/>
          <table:covered-table-cell table:style-name="ce97"/>
          <table:table-cell table:style-name="ce143"/>
          <table:table-cell table:style-name="ce8" office:value-type="string" calcext:value-type="string">
            <text:p>Comparisson</text:p>
          </table:table-cell>
          <table:table-cell table:style-name="ce118" office:value-type="string" calcext:value-type="string">
            <text:p>TempEval-3</text:p>
          </table:table-cell>
          <table:table-cell table:style-name="ce118" office:value-type="string" calcext:value-type="string">
            <text:p>WikiWars</text:p>
          </table:table-cell>
          <table:table-cell table:style-name="ce118" office:value-type="string" calcext:value-type="string">
            <text:p>Tweets</text:p>
          </table:table-cell>
          <table:table-cell table:style-name="ce151" office:value-type="string" calcext:value-type="string">
            <text:p>Fullpate</text:p>
          </table:table-cell>
          <table:table-cell table:number-columns-repeated="3"/>
          <table:table-cell table:style-name="ce1" office:value-type="string" calcext:value-type="string">
            <text:p>Comparisson</text:p>
          </table:table-cell>
          <table:table-cell table:style-name="ce118" office:value-type="string" calcext:value-type="string">
            <text:p>TempEval-3</text:p>
          </table:table-cell>
          <table:table-cell table:style-name="ce118" office:value-type="string" calcext:value-type="string">
            <text:p>WikiWars</text:p>
          </table:table-cell>
          <table:table-cell table:style-name="ce118" office:value-type="string" calcext:value-type="string">
            <text:p>Tweets</text:p>
          </table:table-cell>
          <table:table-cell table:style-name="ce163" office:value-type="string" calcext:value-type="string">
            <text:p>Fullpate</text:p>
          </table:table-cell>
          <table:table-cell table:number-columns-repeated="16359"/>
        </table:table-row>
        <table:table-row table:style-name="ro1">
          <table:table-cell table:style-name="ce4" office:value-type="string" calcext:value-type="string">
            <text:p>Extraction</text:p>
          </table:table-cell>
          <table:table-cell table:style-name="ce37" office:value-type="string" calcext:value-type="string" table:number-columns-spanned="2" table:number-rows-spanned="1">
            <text:p>Strict-F1</text:p>
          </table:table-cell>
          <table:covered-table-cell table:style-name="ce51"/>
          <table:table-cell table:style-name="ce37" office:value-type="string" calcext:value-type="string" table:number-columns-spanned="2" table:number-rows-spanned="1">
            <text:p>Strict-F1</text:p>
          </table:table-cell>
          <table:covered-table-cell table:style-name="ce74"/>
          <table:table-cell table:style-name="ce37" office:value-type="string" calcext:value-type="string" table:number-columns-spanned="2" table:number-rows-spanned="1">
            <text:p>Strict-F1</text:p>
          </table:table-cell>
          <table:covered-table-cell table:style-name="ce74"/>
          <table:table-cell table:style-name="ce37" office:value-type="string" calcext:value-type="string" table:number-columns-spanned="2" table:number-rows-spanned="1">
            <text:p>Strict-F1</text:p>
          </table:table-cell>
          <table:covered-table-cell table:style-name="ce74"/>
          <table:table-cell table:style-name="ce97" table:number-columns-repeated="2"/>
          <table:table-cell table:style-name="ce143"/>
          <table:table-cell table:style-name="ce4" office:value-type="string" calcext:value-type="string">
            <text:p>Extraction and Classification</text:p>
          </table:table-cell>
          <table:table-cell table:style-name="ce119" table:number-columns-repeated="3"/>
          <table:table-cell table:style-name="ce152"/>
          <table:table-cell table:number-columns-repeated="3"/>
          <table:table-cell table:style-name="ce3" office:value-type="string" calcext:value-type="string">
            <text:p>Extraction and Classification</text:p>
          </table:table-cell>
          <table:table-cell table:number-columns-repeated="3" table:style-name="ce119" office:value-type="string" calcext:value-type="string">
            <text:p>Strict-F1</text:p>
          </table:table-cell>
          <table:table-cell table:style-name="ce161" office:value-type="string" calcext:value-type="string">
            <text:p>Strict-F1</text:p>
          </table:table-cell>
          <table:table-cell table:number-columns-repeated="16359"/>
        </table:table-row>
        <table:table-row table:style-name="ro1">
          <table:table-cell table:style-name="ce8"/>
          <table:table-cell table:style-name="ce38" table:number-columns-repeated="2"/>
          <table:table-cell table:style-name="ce62"/>
          <table:table-cell table:style-name="ce1"/>
          <table:table-cell table:style-name="ce62"/>
          <table:table-cell table:style-name="ce1"/>
          <table:table-cell table:style-name="ce62"/>
          <table:table-cell table:style-name="ce1"/>
          <table:table-cell table:style-name="ce125"/>
          <table:table-cell table:style-name="ce139"/>
          <table:table-cell table:style-name="ce143"/>
          <table:table-cell table:style-name="ce8"/>
          <table:table-cell table:style-name="ce32"/>
          <table:table-cell table:style-name="ce68" table:number-columns-repeated="3"/>
          <table:table-cell table:number-columns-repeated="3"/>
          <table:table-cell table:style-name="ce1"/>
          <table:table-cell table:style-name="ce32"/>
          <table:table-cell table:style-name="ce68" table:number-columns-repeated="3"/>
          <table:table-cell table:number-columns-repeated="16359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40" office:value-type="string" calcext:value-type="string">
            <text:p>μ</text:p>
          </table:table-cell>
          <table:table-cell table:style-name="ce40" office:value-type="string" calcext:value-type="string">
            <text:p>σ</text:p>
          </table:table-cell>
          <table:table-cell table:style-name="ce63" office:value-type="string" calcext:value-type="string">
            <text:p>μ</text:p>
          </table:table-cell>
          <table:table-cell table:style-name="ce78" office:value-type="string" calcext:value-type="string">
            <text:p>σ</text:p>
          </table:table-cell>
          <table:table-cell table:style-name="ce63" office:value-type="string" calcext:value-type="string">
            <text:p>μ</text:p>
          </table:table-cell>
          <table:table-cell table:style-name="ce78" office:value-type="string" calcext:value-type="string">
            <text:p>σ</text:p>
          </table:table-cell>
          <table:table-cell table:style-name="ce63" office:value-type="string" calcext:value-type="string">
            <text:p>μ</text:p>
          </table:table-cell>
          <table:table-cell table:style-name="ce78" office:value-type="string" calcext:value-type="string">
            <text:p>σ</text:p>
          </table:table-cell>
          <table:table-cell table:style-name="ce99"/>
          <table:table-cell table:style-name="ce126" table:number-columns-repeated="2"/>
          <table:table-cell table:style-name="ce5" office:value-type="string" calcext:value-type="string">
            <text:p>Model</text:p>
          </table:table-cell>
          <table:table-cell table:style-name="ce122" office:value-type="string" calcext:value-type="string">
            <text:p>Strict-F1</text:p>
          </table:table-cell>
          <table:table-cell table:style-name="ce40" office:value-type="string" calcext:value-type="string">
            <text:p>Strict-F1</text:p>
          </table:table-cell>
          <table:table-cell table:style-name="ce122" office:value-type="string" calcext:value-type="string">
            <text:p>Strict-F1</text:p>
          </table:table-cell>
          <table:table-cell table:style-name="ce40" office:value-type="string" calcext:value-type="string">
            <text:p>Strict-F1</text:p>
          </table:table-cell>
          <table:table-cell table:number-columns-repeated="3"/>
          <table:table-cell table:style-name="ce7" office:value-type="string" calcext:value-type="string">
            <text:p>Model</text:p>
          </table:table-cell>
          <table:table-cell table:style-name="ce33"/>
          <table:table-cell table:style-name="ce70" table:number-columns-repeated="3"/>
          <table:table-cell table:number-columns-repeated="16359"/>
        </table:table-row>
        <table:table-row table:style-name="ro1">
          <table:table-cell table:style-name="ce8"/>
          <table:table-cell table:style-name="ce34"/>
          <table:table-cell table:style-name="ce58"/>
          <table:table-cell table:style-name="ce34"/>
          <table:table-cell table:style-name="ce85"/>
          <table:table-cell table:style-name="ce34"/>
          <table:table-cell table:style-name="ce85"/>
          <table:table-cell table:style-name="ce34"/>
          <table:table-cell table:style-name="ce85"/>
          <table:table-cell table:style-name="ce130" table:number-columns-repeated="2"/>
          <table:table-cell table:style-name="ce148"/>
          <table:table-cell table:style-name="ce8"/>
          <table:table-cell table:style-name="ce129" table:number-columns-repeated="4"/>
          <table:table-cell table:number-columns-repeated="3"/>
          <table:table-cell table:style-name="ce1"/>
          <table:table-cell table:style-name="ce131" table:number-columns-repeated="4"/>
          <table:table-cell table:number-columns-repeated="16359"/>
        </table:table-row>
        <table:table-row table:style-name="ro1">
          <table:table-cell table:style-name="ce6" office:value-type="string" calcext:value-type="string">
            <text:p>M-BERT-base</text:p>
          </table:table-cell>
          <table:table-cell table:style-name="ce44" office:value-type="float" office:value="92.9290201614161" calcext:value-type="float">
            <text:p>92,93</text:p>
          </table:table-cell>
          <table:table-cell table:style-name="ce55" office:value-type="float" office:value="1.4976726403631" calcext:value-type="float">
            <text:p>1,50</text:p>
          </table:table-cell>
          <table:table-cell table:style-name="ce65" office:value-type="float" office:value="94.124866376989" calcext:value-type="float">
            <text:p>94,12</text:p>
          </table:table-cell>
          <table:table-cell table:style-name="ce84" office:value-type="float" office:value="1.10411404403676" calcext:value-type="float">
            <text:p>1,10</text:p>
          </table:table-cell>
          <table:table-cell table:style-name="ce65" office:value-type="float" office:value="88.8406371012486" calcext:value-type="float">
            <text:p>88,84</text:p>
          </table:table-cell>
          <table:table-cell table:style-name="ce84" office:value-type="float" office:value="2.70869483207803" calcext:value-type="float">
            <text:p>2,71</text:p>
          </table:table-cell>
          <table:table-cell table:style-name="ce65" office:value-type="float" office:value="94.6714689862019" calcext:value-type="float">
            <text:p>94,67</text:p>
          </table:table-cell>
          <table:table-cell table:style-name="ce84" office:value-type="float" office:value="1.86520691198193" calcext:value-type="float">
            <text:p>1,87</text:p>
          </table:table-cell>
          <table:table-cell table:style-name="ce133"/>
          <table:table-cell table:style-name="ce140"/>
          <table:table-cell table:style-name="ce22"/>
          <table:table-cell table:style-name="ce6" office:value-type="string" calcext:value-type="string">
            <text:p>M-BERT-base</text:p>
          </table:table-cell>
          <table:table-cell table:style-name="ce129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,93_{\pm 1,50}$ " calcext:value-type="string">
            <text:p><text:s/>$92,93_{\pm 1,50}$ </text:p>
          </table:table-cell>
          <table:table-cell table:style-name="ce13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4,12_{\pm 1,10}$ " calcext:value-type="string">
            <text:p><text:s/>$94,12_{\pm 1,10}$ </text:p>
          </table:table-cell>
          <table:table-cell table:style-name="ce71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88,84_{\pm 2,71}$ " calcext:value-type="string">
            <text:p><text:s/>$88,84_{\pm 2,71}$ </text:p>
          </table:table-cell>
          <table:table-cell table:style-name="ce129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4,67_{\pm 1,87}$ " calcext:value-type="string">
            <text:p><text:s/>$94,67_{\pm 1,87}$ 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M-BERT-base</text:p>
          </table:table-cell>
          <table:table-cell table:style-name="ce129" table:formula="of:=IF(AND([.B6]&lt;&gt;&quot;n/a&quot;;[.C6]&lt;&gt;&quot;n/a&quot;); IF(AND([.B6]&lt;&gt;&quot;,C6&lt;&gt;&quot;); &quot;$\bm{&quot; &amp; TEXT([.B6]; &quot;0.00&quot;) &amp; &quot;}_{\bm{\pm&quot; &amp; TEXT([.C6]; &quot;0.00&quot;) &amp; &quot;}}$&quot;; &quot;&quot;); &quot;n/a&quot;)" office:value-type="string" office:string-value="$\bm{92,93}_{\bm{\pm1,50}}$" calcext:value-type="string">
            <text:p>$\bm{92,93}_{\bm{\pm1,50}}$</text:p>
          </table:table-cell>
          <table:table-cell table:style-name="ce137" table:formula="of:=IF(AND([.D6]&lt;&gt;&quot;n/a&quot;;[.E6]&lt;&gt;&quot;n/a&quot;); IF(AND([.D6]&lt;&gt;&quot;,C6&lt;&gt;&quot;); &quot;$\bm{&quot; &amp; TEXT([.D6]; &quot;0.00&quot;) &amp; &quot;}_{\bm{\pm&quot; &amp; TEXT([.E6]; &quot;0.00&quot;) &amp; &quot;}}$&quot;; &quot;&quot;); &quot;n/a&quot;)" office:value-type="string" office:string-value="$\bm{94,12}_{\bm{\pm1,10}}$" calcext:value-type="string">
            <text:p>$\bm{94,12}_{\bm{\pm1,10}}$</text:p>
          </table:table-cell>
          <table:table-cell table:style-name="ce71" table:formula="of:=IF(AND([.F6]&lt;&gt;&quot;n/a&quot;;[.G6]&lt;&gt;&quot;n/a&quot;); IF(AND([.F6]&lt;&gt;&quot;,C6&lt;&gt;&quot;); &quot;$\bm{&quot; &amp; TEXT([.F6]; &quot;0.00&quot;) &amp; &quot;}_{\bm{\pm&quot; &amp; TEXT([.G6]; &quot;0.00&quot;) &amp; &quot;}}$&quot;; &quot;&quot;); &quot;n/a&quot;)" office:value-type="string" office:string-value="$\bm{88,84}_{\bm{\pm2,71}}$" calcext:value-type="string">
            <text:p>$\bm{88,84}_{\bm{\pm2,71}}$</text:p>
          </table:table-cell>
          <table:table-cell table:style-name="ce129" table:formula="of:=IF(AND([.H6]&lt;&gt;&quot;n/a&quot;;[.I6]&lt;&gt;&quot;n/a&quot;); IF(AND([.H6]&lt;&gt;&quot;,C6&lt;&gt;&quot;); &quot;$\bm{&quot; &amp; TEXT([.H6]; &quot;0.00&quot;) &amp; &quot;}_{\bm{\pm&quot; &amp; TEXT([.I6]; &quot;0.00&quot;) &amp; &quot;}}$&quot;; &quot;&quot;); &quot;n/a&quot;)" office:value-type="string" office:string-value="$\bm{94,67}_{\bm{\pm1,87}}$" calcext:value-type="string">
            <text:p>$\bm{94,67}_{\bm{\pm1,87}}$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<text:span text:style-name="T1">M-BERT</text:span>-large</text:p>
          </table:table-cell>
          <table:table-cell table:style-name="ce44" office:value-type="float" office:value="92.5114491297368" calcext:value-type="float">
            <text:p>92,51</text:p>
          </table:table-cell>
          <table:table-cell table:style-name="ce55" office:value-type="float" office:value="1.37832070978393" calcext:value-type="float">
            <text:p>1,38</text:p>
          </table:table-cell>
          <table:table-cell table:style-name="ce65" office:value-type="float" office:value="93.9084120518069" calcext:value-type="float">
            <text:p>93,91</text:p>
          </table:table-cell>
          <table:table-cell table:style-name="ce84" office:value-type="float" office:value="1.08822942168775" calcext:value-type="float">
            <text:p>1,09</text:p>
          </table:table-cell>
          <table:table-cell table:style-name="ce65" office:value-type="float" office:value="89.2308074576121" calcext:value-type="float">
            <text:p>89,23</text:p>
          </table:table-cell>
          <table:table-cell table:style-name="ce84" office:value-type="float" office:value="3.20585157628229" calcext:value-type="float">
            <text:p>3,21</text:p>
          </table:table-cell>
          <table:table-cell table:style-name="ce65" office:value-type="float" office:value="95.1914770367033" calcext:value-type="float">
            <text:p>95,19</text:p>
          </table:table-cell>
          <table:table-cell table:style-name="ce84" office:value-type="float" office:value="1.81193630582162" calcext:value-type="float">
            <text:p>1,81</text:p>
          </table:table-cell>
          <table:table-cell table:style-name="ce133" table:number-columns-repeated="2"/>
          <table:table-cell table:style-name="ce22"/>
          <table:table-cell table:style-name="ce6" office:value-type="string" calcext:value-type="string">
            <text:p><text:span text:style-name="T1">M-BERT</text:span>-large</text:p>
          </table:table-cell>
          <table:table-cell table:style-name="ce129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,51_{\pm 1,38}$ " calcext:value-type="string">
            <text:p><text:s/>$92,51_{\pm 1,38}$ </text:p>
          </table:table-cell>
          <table:table-cell table:style-name="ce13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3,91_{\pm 1,09}$ " calcext:value-type="string">
            <text:p><text:s/>$93,91_{\pm 1,09}$ </text:p>
          </table:table-cell>
          <table:table-cell table:style-name="ce71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89,23_{\pm 3,21}$ " calcext:value-type="string">
            <text:p><text:s/>$89,23_{\pm 3,21}$ </text:p>
          </table:table-cell>
          <table:table-cell table:style-name="ce129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5,19_{\pm 1,81}$ " calcext:value-type="string">
            <text:p><text:s/>$95,19_{\pm 1,81}$ 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<text:span text:style-name="T1">M-BERT</text:span>-large</text:p>
          </table:table-cell>
          <table:table-cell table:style-name="ce129" table:formula="of:=IF(AND([.B7]&lt;&gt;&quot;n/a&quot;;[.C7]&lt;&gt;&quot;n/a&quot;); IF(AND([.B7]&lt;&gt;&quot;,C6&lt;&gt;&quot;); &quot;$\bm{&quot; &amp; TEXT([.B7]; &quot;0.00&quot;) &amp; &quot;}_{\bm{\pm&quot; &amp; TEXT([.C7]; &quot;0.00&quot;) &amp; &quot;}}$&quot;; &quot;&quot;); &quot;n/a&quot;)" office:value-type="string" office:string-value="$\bm{92,51}_{\bm{\pm1,38}}$" calcext:value-type="string">
            <text:p>$\bm{92,51}_{\bm{\pm1,38}}$</text:p>
          </table:table-cell>
          <table:table-cell table:style-name="ce137" table:formula="of:=IF(AND([.D7]&lt;&gt;&quot;n/a&quot;;[.E7]&lt;&gt;&quot;n/a&quot;); IF(AND([.D7]&lt;&gt;&quot;,C6&lt;&gt;&quot;); &quot;$\bm{&quot; &amp; TEXT([.D7]; &quot;0.00&quot;) &amp; &quot;}_{\bm{\pm&quot; &amp; TEXT([.E7]; &quot;0.00&quot;) &amp; &quot;}}$&quot;; &quot;&quot;); &quot;n/a&quot;)" office:value-type="string" office:string-value="$\bm{93,91}_{\bm{\pm1,09}}$" calcext:value-type="string">
            <text:p>$\bm{93,91}_{\bm{\pm1,09}}$</text:p>
          </table:table-cell>
          <table:table-cell table:style-name="ce71" table:formula="of:=IF(AND([.F7]&lt;&gt;&quot;n/a&quot;;[.G7]&lt;&gt;&quot;n/a&quot;); IF(AND([.F7]&lt;&gt;&quot;,C6&lt;&gt;&quot;); &quot;$\bm{&quot; &amp; TEXT([.F7]; &quot;0.00&quot;) &amp; &quot;}_{\bm{\pm&quot; &amp; TEXT([.G7]; &quot;0.00&quot;) &amp; &quot;}}$&quot;; &quot;&quot;); &quot;n/a&quot;)" office:value-type="string" office:string-value="$\bm{89,23}_{\bm{\pm3,21}}$" calcext:value-type="string">
            <text:p>$\bm{89,23}_{\bm{\pm3,21}}$</text:p>
          </table:table-cell>
          <table:table-cell table:style-name="ce129" table:formula="of:=IF(AND([.H7]&lt;&gt;&quot;n/a&quot;;[.I7]&lt;&gt;&quot;n/a&quot;); IF(AND([.H7]&lt;&gt;&quot;,C6&lt;&gt;&quot;); &quot;$\bm{&quot; &amp; TEXT([.H7]; &quot;0.00&quot;) &amp; &quot;}_{\bm{\pm&quot; &amp; TEXT([.I7]; &quot;0.00&quot;) &amp; &quot;}}$&quot;; &quot;&quot;); &quot;n/a&quot;)" office:value-type="string" office:string-value="$\bm{95,19}_{\bm{\pm1,81}}$" calcext:value-type="string">
            <text:p>$\bm{95,19}_{\bm{\pm1,81}}$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M-mBERT</text:p>
          </table:table-cell>
          <table:table-cell table:style-name="ce44" office:value-type="float" office:value="91.8903908340863" calcext:value-type="float">
            <text:p>91,89</text:p>
          </table:table-cell>
          <table:table-cell table:style-name="ce55" office:value-type="float" office:value="1.35460216346986" calcext:value-type="float">
            <text:p>1,35</text:p>
          </table:table-cell>
          <table:table-cell table:style-name="ce65" office:value-type="float" office:value="93.7141631357726" calcext:value-type="float">
            <text:p>93,71</text:p>
          </table:table-cell>
          <table:table-cell table:style-name="ce84" office:value-type="float" office:value="1.45991691227501" calcext:value-type="float">
            <text:p>1,46</text:p>
          </table:table-cell>
          <table:table-cell table:style-name="ce65" office:value-type="float" office:value="89.7721127202607" calcext:value-type="float">
            <text:p>89,77</text:p>
          </table:table-cell>
          <table:table-cell table:style-name="ce84" office:value-type="float" office:value="2.41527171449562" calcext:value-type="float">
            <text:p>2,42</text:p>
          </table:table-cell>
          <table:table-cell table:style-name="ce66" office:value-type="float" office:value="95.7286321877917" calcext:value-type="float">
            <text:p>95,73</text:p>
          </table:table-cell>
          <table:table-cell table:style-name="ce87" office:value-type="float" office:value="1.68145118312824" calcext:value-type="float">
            <text:p>1,68</text:p>
          </table:table-cell>
          <table:table-cell table:style-name="ce133"/>
          <table:table-cell table:style-name="ce141" table:number-columns-repeated="2"/>
          <table:table-cell table:style-name="ce6" office:value-type="string" calcext:value-type="string">
            <text:p>M-mBERT</text:p>
          </table:table-cell>
          <table:table-cell table:style-name="ce129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91,89_{\pm 1,35}$ " calcext:value-type="string">
            <text:p><text:s/>$91,89_{\pm 1,35}$ </text:p>
          </table:table-cell>
          <table:table-cell table:style-name="ce13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93,71_{\pm 1,46}$ " calcext:value-type="string">
            <text:p><text:s/>$93,71_{\pm 1,46}$ </text:p>
          </table:table-cell>
          <table:table-cell table:style-name="ce71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9,77_{\pm 2,42}$ " calcext:value-type="string">
            <text:p><text:s/>$89,77_{\pm 2,42}$ </text:p>
          </table:table-cell>
          <table:table-cell table:style-name="ce13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95,73_{\pm 1,68}$ " calcext:value-type="string">
            <text:p><text:s/>$95,73_{\pm 1,68}$ 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M-mBERT</text:p>
          </table:table-cell>
          <table:table-cell table:style-name="ce129" table:formula="of:=IF(AND([.B8]&lt;&gt;&quot;n/a&quot;;[.C8]&lt;&gt;&quot;n/a&quot;); IF(AND([.B8]&lt;&gt;&quot;,C6&lt;&gt;&quot;); &quot;$\bm{&quot; &amp; TEXT([.B8]; &quot;0.00&quot;) &amp; &quot;}_{\bm{\pm&quot; &amp; TEXT([.C8]; &quot;0.00&quot;) &amp; &quot;}}$&quot;; &quot;&quot;); &quot;n/a&quot;)" office:value-type="string" office:string-value="$\bm{91,89}_{\bm{\pm1,35}}$" calcext:value-type="string">
            <text:p>$\bm{91,89}_{\bm{\pm1,35}}$</text:p>
          </table:table-cell>
          <table:table-cell table:style-name="ce137" table:formula="of:=IF(AND([.D8]&lt;&gt;&quot;n/a&quot;;[.E8]&lt;&gt;&quot;n/a&quot;); IF(AND([.D8]&lt;&gt;&quot;,C6&lt;&gt;&quot;); &quot;$\bm{&quot; &amp; TEXT([.D8]; &quot;0.00&quot;) &amp; &quot;}_{\bm{\pm&quot; &amp; TEXT([.E8]; &quot;0.00&quot;) &amp; &quot;}}$&quot;; &quot;&quot;); &quot;n/a&quot;)" office:value-type="string" office:string-value="$\bm{93,71}_{\bm{\pm1,46}}$" calcext:value-type="string">
            <text:p>$\bm{93,71}_{\bm{\pm1,46}}$</text:p>
          </table:table-cell>
          <table:table-cell table:style-name="ce71" table:formula="of:=IF(AND([.F8]&lt;&gt;&quot;n/a&quot;;[.G8]&lt;&gt;&quot;n/a&quot;); IF(AND([.F8]&lt;&gt;&quot;,C6&lt;&gt;&quot;); &quot;$\bm{&quot; &amp; TEXT([.F8]; &quot;0.00&quot;) &amp; &quot;}_{\bm{\pm&quot; &amp; TEXT([.G8]; &quot;0.00&quot;) &amp; &quot;}}$&quot;; &quot;&quot;); &quot;n/a&quot;)" office:value-type="string" office:string-value="$\bm{89,77}_{\bm{\pm2,42}}$" calcext:value-type="string">
            <text:p>$\bm{89,77}_{\bm{\pm2,42}}$</text:p>
          </table:table-cell>
          <table:table-cell table:style-name="ce129" table:formula="of:=IF(AND([.H8]&lt;&gt;&quot;n/a&quot;;[.I8]&lt;&gt;&quot;n/a&quot;); IF(AND([.H8]&lt;&gt;&quot;,C6&lt;&gt;&quot;); &quot;$\bm{&quot; &amp; TEXT([.H8]; &quot;0.00&quot;) &amp; &quot;}_{\bm{\pm&quot; &amp; TEXT([.I8]; &quot;0.00&quot;) &amp; &quot;}}$&quot;; &quot;&quot;); &quot;n/a&quot;)" office:value-type="string" office:string-value="$\bm{95,73}_{\bm{\pm1,68}}$" calcext:value-type="string">
            <text:p>$\bm{95,73}_{\bm{\pm1,68}}$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<text:span text:style-name="T1">M-RoBERT</text:span>a-base</text:p>
          </table:table-cell>
          <table:table-cell table:style-name="ce44" office:value-type="float" office:value="91.4735202997147" calcext:value-type="float">
            <text:p>91,47</text:p>
          </table:table-cell>
          <table:table-cell table:style-name="ce55" office:value-type="float" office:value="1.41486700987134" calcext:value-type="float">
            <text:p>1,41</text:p>
          </table:table-cell>
          <table:table-cell table:style-name="ce65" office:value-type="float" office:value="94.0206607500932" calcext:value-type="float">
            <text:p>94,02</text:p>
          </table:table-cell>
          <table:table-cell table:style-name="ce84" office:value-type="float" office:value="1.11763338163273" calcext:value-type="float">
            <text:p>1,12</text:p>
          </table:table-cell>
          <table:table-cell table:style-name="ce65" office:value-type="float" office:value="88.8750592509012" calcext:value-type="float">
            <text:p>88,88</text:p>
          </table:table-cell>
          <table:table-cell table:style-name="ce84" office:value-type="float" office:value="2.02428853766524" calcext:value-type="float">
            <text:p>2,02</text:p>
          </table:table-cell>
          <table:table-cell table:style-name="ce65" office:value-type="float" office:value="95.5290257864439" calcext:value-type="float">
            <text:p>95,53</text:p>
          </table:table-cell>
          <table:table-cell table:style-name="ce84" office:value-type="float" office:value="1.85483212910611" calcext:value-type="float">
            <text:p>1,85</text:p>
          </table:table-cell>
          <table:table-cell table:style-name="ce133" table:number-columns-repeated="2"/>
          <table:table-cell table:style-name="ce22"/>
          <table:table-cell table:style-name="ce6" office:value-type="string" calcext:value-type="string">
            <text:p><text:span text:style-name="T1">M-RoBERT</text:span>a-base</text:p>
          </table:table-cell>
          <table:table-cell table:style-name="ce129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1,47_{\pm 1,41}$ " calcext:value-type="string">
            <text:p><text:s/>$91,47_{\pm 1,41}$ </text:p>
          </table:table-cell>
          <table:table-cell table:style-name="ce13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4,02_{\pm 1,12}$ " calcext:value-type="string">
            <text:p><text:s/>$94,02_{\pm 1,12}$ </text:p>
          </table:table-cell>
          <table:table-cell table:style-name="ce71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8,88_{\pm 2,02}$ " calcext:value-type="string">
            <text:p><text:s/>$88,88_{\pm 2,02}$ </text:p>
          </table:table-cell>
          <table:table-cell table:style-name="ce129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95,53_{\pm 1,85}$ " calcext:value-type="string">
            <text:p><text:s/>$95,53_{\pm 1,85}$ 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<text:span text:style-name="T1">M-RoBERT</text:span>a-base</text:p>
          </table:table-cell>
          <table:table-cell table:style-name="ce129" table:formula="of:=IF(AND([.B9]&lt;&gt;&quot;n/a&quot;;[.C9]&lt;&gt;&quot;n/a&quot;); IF(AND([.B9]&lt;&gt;&quot;,C6&lt;&gt;&quot;); &quot;$\bm{&quot; &amp; TEXT([.B9]; &quot;0.00&quot;) &amp; &quot;}_{\bm{\pm&quot; &amp; TEXT([.C9]; &quot;0.00&quot;) &amp; &quot;}}$&quot;; &quot;&quot;); &quot;n/a&quot;)" office:value-type="string" office:string-value="$\bm{91,47}_{\bm{\pm1,41}}$" calcext:value-type="string">
            <text:p>$\bm{91,47}_{\bm{\pm1,41}}$</text:p>
          </table:table-cell>
          <table:table-cell table:style-name="ce137" table:formula="of:=IF(AND([.D9]&lt;&gt;&quot;n/a&quot;;[.E9]&lt;&gt;&quot;n/a&quot;); IF(AND([.D9]&lt;&gt;&quot;,C6&lt;&gt;&quot;); &quot;$\bm{&quot; &amp; TEXT([.D9]; &quot;0.00&quot;) &amp; &quot;}_{\bm{\pm&quot; &amp; TEXT([.E9]; &quot;0.00&quot;) &amp; &quot;}}$&quot;; &quot;&quot;); &quot;n/a&quot;)" office:value-type="string" office:string-value="$\bm{94,02}_{\bm{\pm1,12}}$" calcext:value-type="string">
            <text:p>$\bm{94,02}_{\bm{\pm1,12}}$</text:p>
          </table:table-cell>
          <table:table-cell table:style-name="ce71" table:formula="of:=IF(AND([.F9]&lt;&gt;&quot;n/a&quot;;[.G9]&lt;&gt;&quot;n/a&quot;); IF(AND([.F9]&lt;&gt;&quot;,C6&lt;&gt;&quot;); &quot;$\bm{&quot; &amp; TEXT([.F9]; &quot;0.00&quot;) &amp; &quot;}_{\bm{\pm&quot; &amp; TEXT([.G9]; &quot;0.00&quot;) &amp; &quot;}}$&quot;; &quot;&quot;); &quot;n/a&quot;)" office:value-type="string" office:string-value="$\bm{88,88}_{\bm{\pm2,02}}$" calcext:value-type="string">
            <text:p>$\bm{88,88}_{\bm{\pm2,02}}$</text:p>
          </table:table-cell>
          <table:table-cell table:style-name="ce129" table:formula="of:=IF(AND([.H9]&lt;&gt;&quot;n/a&quot;;[.I9]&lt;&gt;&quot;n/a&quot;); IF(AND([.H9]&lt;&gt;&quot;,C6&lt;&gt;&quot;); &quot;$\bm{&quot; &amp; TEXT([.H9]; &quot;0.00&quot;) &amp; &quot;}_{\bm{\pm&quot; &amp; TEXT([.I9]; &quot;0.00&quot;) &amp; &quot;}}$&quot;; &quot;&quot;); &quot;n/a&quot;)" office:value-type="string" office:string-value="$\bm{95,53}_{\bm{\pm1,85}}$" calcext:value-type="string">
            <text:p>$\bm{95,53}_{\bm{\pm1,85}}$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<text:span text:style-name="T1">M-RoBERT</text:span>a-large</text:p>
          </table:table-cell>
          <table:table-cell table:style-name="ce44" office:value-type="float" office:value="92.4730851198951" calcext:value-type="float">
            <text:p>92,47</text:p>
          </table:table-cell>
          <table:table-cell table:style-name="ce55" office:value-type="float" office:value="1.62565711284039" calcext:value-type="float">
            <text:p>1,63</text:p>
          </table:table-cell>
          <table:table-cell table:style-name="ce66" office:value-type="float" office:value="94.6550364021872" calcext:value-type="float">
            <text:p>94,66</text:p>
          </table:table-cell>
          <table:table-cell table:style-name="ce87" office:value-type="float" office:value="1.24355108995505" calcext:value-type="float">
            <text:p>1,24</text:p>
          </table:table-cell>
          <table:table-cell table:style-name="ce65" office:value-type="float" office:value="89.4829543886487" calcext:value-type="float">
            <text:p>89,48</text:p>
          </table:table-cell>
          <table:table-cell table:style-name="ce84" office:value-type="float" office:value="1.53272958594182" calcext:value-type="float">
            <text:p>1,53</text:p>
          </table:table-cell>
          <table:table-cell table:style-name="ce65" office:value-type="float" office:value="95.2256872663219" calcext:value-type="float">
            <text:p>95,23</text:p>
          </table:table-cell>
          <table:table-cell table:style-name="ce84" office:value-type="float" office:value="2.06306159050494" calcext:value-type="float">
            <text:p>2,06</text:p>
          </table:table-cell>
          <table:table-cell table:style-name="ce133" table:number-columns-repeated="2"/>
          <table:table-cell table:style-name="ce22"/>
          <table:table-cell table:style-name="ce6" office:value-type="string" calcext:value-type="string">
            <text:p><text:span text:style-name="T1">M-RoBERT</text:span>a-large</text:p>
          </table:table-cell>
          <table:table-cell table:style-name="ce129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2,47_{\pm 1,63}$ " calcext:value-type="string">
            <text:p><text:s/>$92,47_{\pm 1,63}$ </text:p>
          </table:table-cell>
          <table:table-cell table:style-name="ce138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,66_{\pm 1,24}$ " calcext:value-type="string">
            <text:p><text:s/>$94,66_{\pm 1,24}$ </text:p>
          </table:table-cell>
          <table:table-cell table:style-name="ce71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89,48_{\pm 1,53}$ " calcext:value-type="string">
            <text:p><text:s/>$89,48_{\pm 1,53}$ </text:p>
          </table:table-cell>
          <table:table-cell table:style-name="ce129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5,23_{\pm 2,06}$ " calcext:value-type="string">
            <text:p><text:s/>$95,23_{\pm 2,06}$ 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<text:span text:style-name="T1">M-RoBERT</text:span>a-large</text:p>
          </table:table-cell>
          <table:table-cell table:style-name="ce129" table:formula="of:=IF(AND([.B10]&lt;&gt;&quot;n/a&quot;;[.C10]&lt;&gt;&quot;n/a&quot;); IF(AND([.B10]&lt;&gt;&quot;,C6&lt;&gt;&quot;); &quot;$\bm{&quot; &amp; TEXT([.B10]; &quot;0.00&quot;) &amp; &quot;}_{\bm{\pm&quot; &amp; TEXT([.C10]; &quot;0.00&quot;) &amp; &quot;}}$&quot;; &quot;&quot;); &quot;n/a&quot;)" office:value-type="string" office:string-value="$\bm{92,47}_{\bm{\pm1,63}}$" calcext:value-type="string">
            <text:p>$\bm{92,47}_{\bm{\pm1,63}}$</text:p>
          </table:table-cell>
          <table:table-cell table:style-name="ce137" table:formula="of:=IF(AND([.D10]&lt;&gt;&quot;n/a&quot;;[.E10]&lt;&gt;&quot;n/a&quot;); IF(AND([.D10]&lt;&gt;&quot;,C6&lt;&gt;&quot;); &quot;$\bm{&quot; &amp; TEXT([.D10]; &quot;0.00&quot;) &amp; &quot;}_{\bm{\pm&quot; &amp; TEXT([.E10]; &quot;0.00&quot;) &amp; &quot;}}$&quot;; &quot;&quot;); &quot;n/a&quot;)" office:value-type="string" office:string-value="$\bm{94,66}_{\bm{\pm1,24}}$" calcext:value-type="string">
            <text:p>$\bm{94,66}_{\bm{\pm1,24}}$</text:p>
          </table:table-cell>
          <table:table-cell table:style-name="ce71" table:formula="of:=IF(AND([.F10]&lt;&gt;&quot;n/a&quot;;[.G10]&lt;&gt;&quot;n/a&quot;); IF(AND([.F10]&lt;&gt;&quot;,C6&lt;&gt;&quot;); &quot;$\bm{&quot; &amp; TEXT([.F10]; &quot;0.00&quot;) &amp; &quot;}_{\bm{\pm&quot; &amp; TEXT([.G10]; &quot;0.00&quot;) &amp; &quot;}}$&quot;; &quot;&quot;); &quot;n/a&quot;)" office:value-type="string" office:string-value="$\bm{89,48}_{\bm{\pm1,53}}$" calcext:value-type="string">
            <text:p>$\bm{89,48}_{\bm{\pm1,53}}$</text:p>
          </table:table-cell>
          <table:table-cell table:style-name="ce129" table:formula="of:=IF(AND([.H10]&lt;&gt;&quot;n/a&quot;;[.I10]&lt;&gt;&quot;n/a&quot;); IF(AND([.H10]&lt;&gt;&quot;,C6&lt;&gt;&quot;); &quot;$\bm{&quot; &amp; TEXT([.H10]; &quot;0.00&quot;) &amp; &quot;}_{\bm{\pm&quot; &amp; TEXT([.I10]; &quot;0.00&quot;) &amp; &quot;}}$&quot;; &quot;&quot;); &quot;n/a&quot;)" office:value-type="string" office:string-value="$\bm{95,23}_{\bm{\pm2,06}}$" calcext:value-type="string">
            <text:p>$\bm{95,23}_{\bm{\pm2,06}}$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<text:span text:style-name="T1">M-XLM-RoBERT</text:span>a-base</text:p>
          </table:table-cell>
          <table:table-cell table:style-name="ce45" office:value-type="float" office:value="93.2761246690071" calcext:value-type="float">
            <text:p>93,28</text:p>
          </table:table-cell>
          <table:table-cell table:style-name="ce56" office:value-type="float" office:value="1.22716029364961" calcext:value-type="float">
            <text:p>1,23</text:p>
          </table:table-cell>
          <table:table-cell table:style-name="ce66" office:value-type="float" office:value="94.4266347212906" calcext:value-type="float">
            <text:p>94,43</text:p>
          </table:table-cell>
          <table:table-cell table:style-name="ce87" office:value-type="float" office:value="1.09702589146373" calcext:value-type="float">
            <text:p>1,10</text:p>
          </table:table-cell>
          <table:table-cell table:style-name="ce65" office:value-type="float" office:value="90.075488487684" calcext:value-type="float">
            <text:p>90,08</text:p>
          </table:table-cell>
          <table:table-cell table:style-name="ce84" office:value-type="float" office:value="2.16834198218054" calcext:value-type="float">
            <text:p>2,17</text:p>
          </table:table-cell>
          <table:table-cell table:style-name="ce66" office:value-type="float" office:value="95.8522240405956" calcext:value-type="float">
            <text:p>95,85</text:p>
          </table:table-cell>
          <table:table-cell table:style-name="ce87" office:value-type="float" office:value="2.10384340973654" calcext:value-type="float">
            <text:p>2,10</text:p>
          </table:table-cell>
          <table:table-cell table:style-name="ce133" table:number-columns-repeated="2"/>
          <table:table-cell table:style-name="ce22"/>
          <table:table-cell table:style-name="ce6" office:value-type="string" calcext:value-type="string">
            <text:p><text:span text:style-name="T1">M-XLM-RoBERT</text:span>a-base</text:p>
          </table:table-cell>
          <table:table-cell table:style-name="ce131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3,28_{\pm 1,23}$ " calcext:value-type="string">
            <text:p><text:s/>$93,28_{\pm 1,23}$ </text:p>
          </table:table-cell>
          <table:table-cell table:style-name="ce138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4,43_{\pm 1,10}$ " calcext:value-type="string">
            <text:p><text:s/>$94,43_{\pm 1,10}$ </text:p>
          </table:table-cell>
          <table:table-cell table:style-name="ce71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0,08_{\pm 2,17}$ " calcext:value-type="string">
            <text:p><text:s/>$90,08_{\pm 2,17}$ </text:p>
          </table:table-cell>
          <table:table-cell table:style-name="ce131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5,85_{\pm 2,10}$ " calcext:value-type="string">
            <text:p><text:s/>$95,85_{\pm 2,10}$ 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<text:span text:style-name="T1">M-XLM-RoBERT</text:span>a-base</text:p>
          </table:table-cell>
          <table:table-cell table:style-name="ce129" table:formula="of:=IF(AND([.B11]&lt;&gt;&quot;n/a&quot;;[.C11]&lt;&gt;&quot;n/a&quot;); IF(AND([.B11]&lt;&gt;&quot;,C6&lt;&gt;&quot;); &quot;$\bm{&quot; &amp; TEXT([.B11]; &quot;0.00&quot;) &amp; &quot;}_{\bm{\pm&quot; &amp; TEXT([.C11]; &quot;0.00&quot;) &amp; &quot;}}$&quot;; &quot;&quot;); &quot;n/a&quot;)" office:value-type="string" office:string-value="$\bm{93,28}_{\bm{\pm1,23}}$" calcext:value-type="string">
            <text:p>$\bm{93,28}_{\bm{\pm1,23}}$</text:p>
          </table:table-cell>
          <table:table-cell table:style-name="ce137" table:formula="of:=IF(AND([.D11]&lt;&gt;&quot;n/a&quot;;[.E11]&lt;&gt;&quot;n/a&quot;); IF(AND([.D11]&lt;&gt;&quot;,C6&lt;&gt;&quot;); &quot;$\bm{&quot; &amp; TEXT([.D11]; &quot;0.00&quot;) &amp; &quot;}_{\bm{\pm&quot; &amp; TEXT([.E11]; &quot;0.00&quot;) &amp; &quot;}}$&quot;; &quot;&quot;); &quot;n/a&quot;)" office:value-type="string" office:string-value="$\bm{94,43}_{\bm{\pm1,10}}$" calcext:value-type="string">
            <text:p>$\bm{94,43}_{\bm{\pm1,10}}$</text:p>
          </table:table-cell>
          <table:table-cell table:style-name="ce71" table:formula="of:=IF(AND([.F11]&lt;&gt;&quot;n/a&quot;;[.G11]&lt;&gt;&quot;n/a&quot;); IF(AND([.F11]&lt;&gt;&quot;,C6&lt;&gt;&quot;); &quot;$\bm{&quot; &amp; TEXT([.F11]; &quot;0.00&quot;) &amp; &quot;}_{\bm{\pm&quot; &amp; TEXT([.G11]; &quot;0.00&quot;) &amp; &quot;}}$&quot;; &quot;&quot;); &quot;n/a&quot;)" office:value-type="string" office:string-value="$\bm{90,08}_{\bm{\pm2,17}}$" calcext:value-type="string">
            <text:p>$\bm{90,08}_{\bm{\pm2,17}}$</text:p>
          </table:table-cell>
          <table:table-cell table:style-name="ce129" table:formula="of:=IF(AND([.H11]&lt;&gt;&quot;n/a&quot;;[.I11]&lt;&gt;&quot;n/a&quot;); IF(AND([.H11]&lt;&gt;&quot;,C6&lt;&gt;&quot;); &quot;$\bm{&quot; &amp; TEXT([.H11]; &quot;0.00&quot;) &amp; &quot;}_{\bm{\pm&quot; &amp; TEXT([.I11]; &quot;0.00&quot;) &amp; &quot;}}$&quot;; &quot;&quot;); &quot;n/a&quot;)" office:value-type="string" office:string-value="$\bm{95,85}_{\bm{\pm2,10}}$" calcext:value-type="string">
            <text:p>$\bm{95,85}_{\bm{\pm2,10}}$</text:p>
          </table:table-cell>
          <table:table-cell table:number-columns-repeated="16359"/>
        </table:table-row>
        <table:table-row table:style-name="ro1">
          <table:table-cell table:style-name="ce10" office:value-type="string" calcext:value-type="string">
            <text:p><text:span text:style-name="T1">M-XLM-RoBERT</text:span>a-large</text:p>
          </table:table-cell>
          <table:table-cell table:style-name="ce46" office:value-type="float" office:value="94.027416838402" calcext:value-type="float">
            <text:p>94,03</text:p>
          </table:table-cell>
          <table:table-cell table:style-name="ce57" office:value-type="float" office:value="1.23752262901038" calcext:value-type="float">
            <text:p>1,24</text:p>
          </table:table-cell>
          <table:table-cell table:style-name="ce69" office:value-type="float" office:value="94.027416838402" calcext:value-type="float">
            <text:p>94,03</text:p>
          </table:table-cell>
          <table:table-cell table:style-name="ce91" office:value-type="float" office:value="1.23752262901038" calcext:value-type="float">
            <text:p>1,24</text:p>
          </table:table-cell>
          <table:table-cell table:style-name="ce69" office:value-type="float" office:value="92.070623066363" calcext:value-type="float">
            <text:p>92,07</text:p>
          </table:table-cell>
          <table:table-cell table:style-name="ce91" office:value-type="float" office:value="1.94569949426915" calcext:value-type="float">
            <text:p>1,95</text:p>
          </table:table-cell>
          <table:table-cell table:style-name="ce46" office:value-type="float" office:value="95.864356981774" calcext:value-type="float">
            <text:p>95,86</text:p>
          </table:table-cell>
          <table:table-cell table:style-name="ce57" office:value-type="float" office:value="1.71734116362611" calcext:value-type="float">
            <text:p>1,72</text:p>
          </table:table-cell>
          <table:table-cell table:style-name="ce134" table:number-columns-repeated="2"/>
          <table:table-cell table:style-name="ce149"/>
          <table:table-cell table:style-name="ce10" office:value-type="string" calcext:value-type="string">
            <text:p><text:span text:style-name="T1">M-XLM-RoBERT</text:span>a-large</text:p>
          </table:table-cell>
          <table:table-cell table:style-name="ce132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,03_{\pm 1,24}$ " calcext:value-type="string">
            <text:p><text:s/>$94,03_{\pm 1,24}$ </text:p>
          </table:table-cell>
          <table:table-cell table:style-name="ce144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4,03_{\pm 1,24}$ " calcext:value-type="string">
            <text:p><text:s/>$94,03_{\pm 1,24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2,07_{\pm 1,95}$ " calcext:value-type="string">
            <text:p><text:s/>$92,07_{\pm 1,95}$ </text:p>
          </table:table-cell>
          <table:table-cell table:style-name="ce132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5,86_{\pm 1,72}$ " calcext:value-type="string">
            <text:p><text:s/>$95,86_{\pm 1,72}$ 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<text:span text:style-name="T1">M-XLM-RoBERT</text:span>a-large</text:p>
          </table:table-cell>
          <table:table-cell table:style-name="ce153" table:formula="of:=IF(AND([.B12]&lt;&gt;&quot;n/a&quot;;[.C12]&lt;&gt;&quot;n/a&quot;); IF(AND([.B12]&lt;&gt;&quot;,C6&lt;&gt;&quot;); &quot;$\bm{&quot; &amp; TEXT([.B12]; &quot;0.00&quot;) &amp; &quot;}_{\bm{\pm&quot; &amp; TEXT([.C12]; &quot;0.00&quot;) &amp; &quot;}}$&quot;; &quot;&quot;); &quot;n/a&quot;)" office:value-type="string" office:string-value="$\bm{94,03}_{\bm{\pm1,24}}$" calcext:value-type="string">
            <text:p>$\bm{94,03}_{\bm{\pm1,24}}$</text:p>
          </table:table-cell>
          <table:table-cell table:style-name="ce144" table:formula="of:=IF(AND([.D12]&lt;&gt;&quot;n/a&quot;;[.E12]&lt;&gt;&quot;n/a&quot;); IF(AND([.D12]&lt;&gt;&quot;,C6&lt;&gt;&quot;); &quot;$\bm{&quot; &amp; TEXT([.D12]; &quot;0.00&quot;) &amp; &quot;}_{\bm{\pm&quot; &amp; TEXT([.E12]; &quot;0.00&quot;) &amp; &quot;}}$&quot;; &quot;&quot;); &quot;n/a&quot;)" office:value-type="string" office:string-value="$\bm{94,03}_{\bm{\pm1,24}}$" calcext:value-type="string">
            <text:p>$\bm{94,03}_{\bm{\pm1,24}}$</text:p>
          </table:table-cell>
          <table:table-cell table:style-name="ce69" table:formula="of:=IF(AND([.F12]&lt;&gt;&quot;n/a&quot;;[.G12]&lt;&gt;&quot;n/a&quot;); IF(AND([.F12]&lt;&gt;&quot;,C6&lt;&gt;&quot;); &quot;$\bm{&quot; &amp; TEXT([.F12]; &quot;0.00&quot;) &amp; &quot;}_{\bm{\pm&quot; &amp; TEXT([.G12]; &quot;0.00&quot;) &amp; &quot;}}$&quot;; &quot;&quot;); &quot;n/a&quot;)" office:value-type="string" office:string-value="$\bm{92,07}_{\bm{\pm1,95}}$" calcext:value-type="string">
            <text:p>$\bm{92,07}_{\bm{\pm1,95}}$</text:p>
          </table:table-cell>
          <table:table-cell table:style-name="ce153" table:formula="of:=IF(AND([.H12]&lt;&gt;&quot;n/a&quot;;[.I12]&lt;&gt;&quot;n/a&quot;); IF(AND([.H12]&lt;&gt;&quot;,C6&lt;&gt;&quot;); &quot;$\bm{&quot; &amp; TEXT([.H12]; &quot;0.00&quot;) &amp; &quot;}_{\bm{\pm&quot; &amp; TEXT([.I12]; &quot;0.00&quot;) &amp; &quot;}}$&quot;; &quot;&quot;); &quot;n/a&quot;)" office:value-type="string" office:string-value="$\bm{95,86}_{\bm{\pm1,72}}$" calcext:value-type="string">
            <text:p>$\bm{95,86}_{\bm{\pm1,72}}$</text:p>
          </table:table-cell>
          <table:table-cell table:number-columns-repeated="16359"/>
        </table:table-row>
        <table:table-row table:style-name="ro1">
          <table:table-cell table:style-name="ce115"/>
          <table:table-cell table:style-name="ce48"/>
          <table:table-cell table:style-name="ce59"/>
          <table:table-cell table:style-name="ce71"/>
          <table:table-cell table:style-name="ce92"/>
          <table:table-cell table:style-name="ce71"/>
          <table:table-cell table:style-name="ce92"/>
          <table:table-cell table:style-name="ce48"/>
          <table:table-cell table:style-name="ce59"/>
          <table:table-cell table:style-name="ce53" table:number-columns-repeated="2"/>
          <table:table-cell table:style-name="ce22"/>
          <table:table-cell table:style-name="ce115"/>
          <table:table-cell table:style-name="ce129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13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71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129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Default"/>
          <table:table-cell table:number-columns-repeated="2"/>
          <table:table-cell table:style-name="ce115"/>
          <table:table-cell table:style-name="ce129"/>
          <table:table-cell table:style-name="ce137"/>
          <table:table-cell table:style-name="ce71"/>
          <table:table-cell table:style-name="ce129"/>
          <table:table-cell table:number-columns-repeated="16359"/>
        </table:table-row>
        <table:table-row table:style-name="ro1">
          <table:table-cell table:style-name="ce115" office:value-type="string" calcext:value-type="string">
            <text:p>UIE-base</text:p>
          </table:table-cell>
          <table:table-cell table:style-name="ce44" office:value-type="float" office:value="92.8255380908702" calcext:value-type="float">
            <text:p>92,83</text:p>
          </table:table-cell>
          <table:table-cell table:style-name="ce55" office:value-type="float" office:value="0.824943433491313" calcext:value-type="float">
            <text:p>0,82</text:p>
          </table:table-cell>
          <table:table-cell table:style-name="ce65" office:value-type="float" office:value="89.62335986984" calcext:value-type="float">
            <text:p>89,62</text:p>
          </table:table-cell>
          <table:table-cell table:style-name="ce84" office:value-type="float" office:value="2.05639726041405" calcext:value-type="float">
            <text:p>2,06</text:p>
          </table:table-cell>
          <table:table-cell table:style-name="ce65" office:value-type="float" office:value="90.2299629879098" calcext:value-type="float">
            <text:p>90,23</text:p>
          </table:table-cell>
          <table:table-cell table:style-name="ce84" office:value-type="float" office:value="2.41878267792343" calcext:value-type="float">
            <text:p>2,42</text:p>
          </table:table-cell>
          <table:table-cell table:style-name="ce65" office:value-type="float" office:value="92.3848688276938" calcext:value-type="float">
            <text:p>92,38</text:p>
          </table:table-cell>
          <table:table-cell table:style-name="ce84" office:value-type="float" office:value="2.11014379484057" calcext:value-type="float">
            <text:p>2,11</text:p>
          </table:table-cell>
          <table:table-cell table:style-name="ce53"/>
          <table:table-cell table:style-name="ce141" table:number-columns-repeated="2"/>
          <table:table-cell table:style-name="ce115" office:value-type="string" calcext:value-type="string">
            <text:p>UIE-base</text:p>
          </table:table-cell>
          <table:table-cell table:style-name="ce129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92,83_{\pm 0,82}$ " calcext:value-type="string">
            <text:p><text:s/>$92,83_{\pm 0,82}$ </text:p>
          </table:table-cell>
          <table:table-cell table:style-name="ce13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9,62_{\pm 2,06}$ " calcext:value-type="string">
            <text:p><text:s/>$89,62_{\pm 2,06}$ </text:p>
          </table:table-cell>
          <table:table-cell table:style-name="ce71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90,23_{\pm 2,42}$ " calcext:value-type="string">
            <text:p><text:s/>$90,23_{\pm 2,42}$ </text:p>
          </table:table-cell>
          <table:table-cell table:style-name="ce129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92,38_{\pm 2,11}$ " calcext:value-type="string">
            <text:p><text:s/>$92,38_{\pm 2,11}$ </text:p>
          </table:table-cell>
          <table:table-cell table:style-name="Default"/>
          <table:table-cell table:number-columns-repeated="2"/>
          <table:table-cell table:style-name="ce115" office:value-type="string" calcext:value-type="string">
            <text:p>UIE-base</text:p>
          </table:table-cell>
          <table:table-cell table:style-name="ce129" table:formula="of:=IF(AND([.B14]&lt;&gt;&quot;n/a&quot;;[.C14]&lt;&gt;&quot;n/a&quot;); IF(AND([.B14]&lt;&gt;&quot;,C6&lt;&gt;&quot;); &quot;$\bm{&quot; &amp; TEXT([.B14]; &quot;0.00&quot;) &amp; &quot;}_{\bm{\pm&quot; &amp; TEXT([.C14]; &quot;0.00&quot;) &amp; &quot;}}$&quot;; &quot;&quot;); &quot;n/a&quot;)" office:value-type="string" office:string-value="$\bm{92,83}_{\bm{\pm0,82}}$" calcext:value-type="string">
            <text:p>$\bm{92,83}_{\bm{\pm0,82}}$</text:p>
          </table:table-cell>
          <table:table-cell table:style-name="ce137" table:formula="of:=IF(AND([.D14]&lt;&gt;&quot;n/a&quot;;[.E14]&lt;&gt;&quot;n/a&quot;); IF(AND([.D14]&lt;&gt;&quot;,C6&lt;&gt;&quot;); &quot;$\bm{&quot; &amp; TEXT([.D14]; &quot;0.00&quot;) &amp; &quot;}_{\bm{\pm&quot; &amp; TEXT([.E14]; &quot;0.00&quot;) &amp; &quot;}}$&quot;; &quot;&quot;); &quot;n/a&quot;)" office:value-type="string" office:string-value="$\bm{89,62}_{\bm{\pm2,06}}$" calcext:value-type="string">
            <text:p>$\bm{89,62}_{\bm{\pm2,06}}$</text:p>
          </table:table-cell>
          <table:table-cell table:style-name="ce71" table:formula="of:=IF(AND([.F14]&lt;&gt;&quot;n/a&quot;;[.G14]&lt;&gt;&quot;n/a&quot;); IF(AND([.F14]&lt;&gt;&quot;,C6&lt;&gt;&quot;); &quot;$\bm{&quot; &amp; TEXT([.F14]; &quot;0.00&quot;) &amp; &quot;}_{\bm{\pm&quot; &amp; TEXT([.G14]; &quot;0.00&quot;) &amp; &quot;}}$&quot;; &quot;&quot;); &quot;n/a&quot;)" office:value-type="string" office:string-value="$\bm{90,23}_{\bm{\pm2,42}}$" calcext:value-type="string">
            <text:p>$\bm{90,23}_{\bm{\pm2,42}}$</text:p>
          </table:table-cell>
          <table:table-cell table:style-name="ce129" table:formula="of:=IF(AND([.H14]&lt;&gt;&quot;n/a&quot;;[.I14]&lt;&gt;&quot;n/a&quot;); IF(AND([.H14]&lt;&gt;&quot;,C6&lt;&gt;&quot;); &quot;$\bm{&quot; &amp; TEXT([.H14]; &quot;0.00&quot;) &amp; &quot;}_{\bm{\pm&quot; &amp; TEXT([.I14]; &quot;0.00&quot;) &amp; &quot;}}$&quot;; &quot;&quot;); &quot;n/a&quot;)" office:value-type="string" office:string-value="$\bm{92,38}_{\bm{\pm2,11}}$" calcext:value-type="string">
            <text:p>$\bm{92,38}_{\bm{\pm2,11}}$</text:p>
          </table:table-cell>
          <table:table-cell table:number-columns-repeated="16359"/>
        </table:table-row>
        <table:table-row table:style-name="ro1">
          <table:table-cell table:style-name="ce17" office:value-type="string" calcext:value-type="string">
            <text:p>UIE-large</text:p>
          </table:table-cell>
          <table:table-cell table:style-name="ce46" office:value-type="float" office:value="93.455098187878" calcext:value-type="float">
            <text:p>93,46</text:p>
          </table:table-cell>
          <table:table-cell table:style-name="ce57" office:value-type="float" office:value="0.899590339493472" calcext:value-type="float">
            <text:p>0,90</text:p>
          </table:table-cell>
          <table:table-cell table:style-name="ce69" office:value-type="float" office:value="90.4462613387828" calcext:value-type="float">
            <text:p>90,45</text:p>
          </table:table-cell>
          <table:table-cell table:style-name="ce91" office:value-type="float" office:value="1.49538771002283" calcext:value-type="float">
            <text:p>1,50</text:p>
          </table:table-cell>
          <table:table-cell table:style-name="ce69" office:value-type="float" office:value="92.0517419837623" calcext:value-type="float">
            <text:p>92,05</text:p>
          </table:table-cell>
          <table:table-cell table:style-name="ce91" office:value-type="float" office:value="1.38770363421757" calcext:value-type="float">
            <text:p>1,39</text:p>
          </table:table-cell>
          <table:table-cell table:style-name="ce95" office:value-type="float" office:value="92.3655927393413" calcext:value-type="float">
            <text:p>92,37</text:p>
          </table:table-cell>
          <table:table-cell table:style-name="ce96" office:value-type="float" office:value="2.09060588871371" calcext:value-type="float">
            <text:p>2,09</text:p>
          </table:table-cell>
          <table:table-cell table:style-name="ce134" table:number-columns-repeated="2"/>
          <table:table-cell table:style-name="ce149"/>
          <table:table-cell table:style-name="ce17" office:value-type="string" calcext:value-type="string">
            <text:p>UIE-large</text:p>
          </table:table-cell>
          <table:table-cell table:style-name="ce132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3,46_{\pm 0,90}$ " calcext:value-type="string">
            <text:p><text:s/>$93,46_{\pm 0,90}$ </text:p>
          </table:table-cell>
          <table:table-cell table:style-name="ce144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0,45_{\pm 1,50}$ " calcext:value-type="string">
            <text:p><text:s/>$90,45_{\pm 1,50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2,05_{\pm 1,39}$ " calcext:value-type="string">
            <text:p><text:s/>$92,05_{\pm 1,39}$ </text:p>
          </table:table-cell>
          <table:table-cell table:style-name="ce153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2,37_{\pm 2,09}$ " calcext:value-type="string">
            <text:p><text:s/>$92,37_{\pm 2,09}$ </text:p>
          </table:table-cell>
          <table:table-cell table:style-name="Default"/>
          <table:table-cell table:number-columns-repeated="2"/>
          <table:table-cell table:style-name="ce17" office:value-type="string" calcext:value-type="string">
            <text:p>UIE-large</text:p>
          </table:table-cell>
          <table:table-cell table:style-name="ce153" table:formula="of:=IF(AND([.B15]&lt;&gt;&quot;n/a&quot;;[.C15]&lt;&gt;&quot;n/a&quot;); IF(AND([.B15]&lt;&gt;&quot;,C6&lt;&gt;&quot;); &quot;$\bm{&quot; &amp; TEXT([.B15]; &quot;0.00&quot;) &amp; &quot;}_{\bm{\pm&quot; &amp; TEXT([.C15]; &quot;0.00&quot;) &amp; &quot;}}$&quot;; &quot;&quot;); &quot;n/a&quot;)" office:value-type="string" office:string-value="$\bm{93,46}_{\bm{\pm0,90}}$" calcext:value-type="string">
            <text:p>$\bm{93,46}_{\bm{\pm0,90}}$</text:p>
          </table:table-cell>
          <table:table-cell table:style-name="ce144" table:formula="of:=IF(AND([.D15]&lt;&gt;&quot;n/a&quot;;[.E15]&lt;&gt;&quot;n/a&quot;); IF(AND([.D15]&lt;&gt;&quot;,C6&lt;&gt;&quot;); &quot;$\bm{&quot; &amp; TEXT([.D15]; &quot;0.00&quot;) &amp; &quot;}_{\bm{\pm&quot; &amp; TEXT([.E15]; &quot;0.00&quot;) &amp; &quot;}}$&quot;; &quot;&quot;); &quot;n/a&quot;)" office:value-type="string" office:string-value="$\bm{90,45}_{\bm{\pm1,50}}$" calcext:value-type="string">
            <text:p>$\bm{90,45}_{\bm{\pm1,50}}$</text:p>
          </table:table-cell>
          <table:table-cell table:style-name="ce69" table:formula="of:=IF(AND([.F15]&lt;&gt;&quot;n/a&quot;;[.G15]&lt;&gt;&quot;n/a&quot;); IF(AND([.F15]&lt;&gt;&quot;,C6&lt;&gt;&quot;); &quot;$\bm{&quot; &amp; TEXT([.F15]; &quot;0.00&quot;) &amp; &quot;}_{\bm{\pm&quot; &amp; TEXT([.G15]; &quot;0.00&quot;) &amp; &quot;}}$&quot;; &quot;&quot;); &quot;n/a&quot;)" office:value-type="string" office:string-value="$\bm{92,05}_{\bm{\pm1,39}}$" calcext:value-type="string">
            <text:p>$\bm{92,05}_{\bm{\pm1,39}}$</text:p>
          </table:table-cell>
          <table:table-cell table:style-name="ce153" table:formula="of:=IF(AND([.H15]&lt;&gt;&quot;n/a&quot;;[.I15]&lt;&gt;&quot;n/a&quot;); IF(AND([.H15]&lt;&gt;&quot;,C6&lt;&gt;&quot;); &quot;$\bm{&quot; &amp; TEXT([.H15]; &quot;0.00&quot;) &amp; &quot;}_{\bm{\pm&quot; &amp; TEXT([.I15]; &quot;0.00&quot;) &amp; &quot;}}$&quot;; &quot;&quot;); &quot;n/a&quot;)" office:value-type="string" office:string-value="$\bm{92,37}_{\bm{\pm2,09}}$" calcext:value-type="string">
            <text:p>$\bm{92,37}_{\bm{\pm2,09}}$</text:p>
          </table:table-cell>
          <table:table-cell table:number-columns-repeated="16359"/>
        </table:table-row>
        <table:table-row table:style-name="ro1">
          <table:table-cell table:style-name="ce115"/>
          <table:table-cell table:style-name="ce48"/>
          <table:table-cell table:style-name="ce59"/>
          <table:table-cell table:style-name="ce48"/>
          <table:table-cell table:style-name="ce59"/>
          <table:table-cell table:style-name="ce71"/>
          <table:table-cell table:style-name="ce92"/>
          <table:table-cell table:style-name="ce48"/>
          <table:table-cell table:style-name="ce59"/>
          <table:table-cell table:style-name="ce53" table:number-columns-repeated="2"/>
          <table:table-cell table:style-name="ce22"/>
          <table:table-cell table:style-name="ce115"/>
          <table:table-cell table:style-name="ce48" table:number-columns-repeated="2"/>
          <table:table-cell table:style-name="ce71"/>
          <table:table-cell table:style-name="ce48"/>
          <table:table-cell table:style-name="Default"/>
          <table:table-cell table:number-columns-repeated="2"/>
          <table:table-cell table:style-name="ce115"/>
          <table:table-cell table:style-name="ce48" table:number-columns-repeated="2"/>
          <table:table-cell table:style-name="ce71"/>
          <table:table-cell table:style-name="ce48"/>
          <table:table-cell table:number-columns-repeated="16359"/>
        </table:table-row>
        <table:table-row table:style-name="ro1">
          <table:table-cell table:style-name="ce115" office:value-type="string" calcext:value-type="string">
            <text:p>BGAD-B2B</text:p>
          </table:table-cell>
          <table:table-cell table:style-name="ce48" office:value-type="float" office:value="87.07" calcext:value-type="float">
            <text:p>87,07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89.08" calcext:value-type="float">
            <text:p>89,08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88.43" calcext:value-type="float">
            <text:p>88,43</text:p>
          </table:table-cell>
          <table:table-cell table:style-name="ce59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 table:number-columns-repeated="2"/>
          <table:table-cell table:style-name="ce22"/>
          <table:table-cell table:style-name="ce115" office:value-type="string" calcext:value-type="string">
            <text:p>BGAD-B2B</text:p>
          </table:table-cell>
          <table:table-cell table:style-name="ce48" office:value-type="float" office:value="87.07" calcext:value-type="float">
            <text:p>87,07</text:p>
          </table:table-cell>
          <table:table-cell table:style-name="ce71" office:value-type="float" office:value="89.08" calcext:value-type="float">
            <text:p>89,08</text:p>
          </table:table-cell>
          <table:table-cell table:style-name="ce71" office:value-type="float" office:value="88.43" calcext:value-type="float">
            <text:p>88,43</text:p>
          </table:table-cell>
          <table:table-cell table:style-name="ce48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115" office:value-type="string" calcext:value-type="string">
            <text:p>BGAD-B2B</text:p>
          </table:table-cell>
          <table:table-cell table:style-name="ce48" office:value-type="float" office:value="87.07" calcext:value-type="float">
            <text:p>87,07</text:p>
          </table:table-cell>
          <table:table-cell table:style-name="ce71" office:value-type="float" office:value="89.08" calcext:value-type="float">
            <text:p>89,08</text:p>
          </table:table-cell>
          <table:table-cell table:style-name="ce71" office:value-type="float" office:value="88.43" calcext:value-type="float">
            <text:p>88,43</text:p>
          </table:table-cell>
          <table:table-cell table:style-name="ce48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<text:span text:style-name="T2">BGAD-</text:span>DateBERT</text:p>
          </table:table-cell>
          <table:table-cell table:style-name="ce48" office:value-type="float" office:value="80.17" calcext:value-type="float">
            <text:p>80,17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90.49" calcext:value-type="float">
            <text:p>90,49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90.97" calcext:value-type="float">
            <text:p>90,97</text:p>
          </table:table-cell>
          <table:table-cell table:style-name="ce59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/>
          <table:table-cell table:style-name="ce141" table:number-columns-repeated="2"/>
          <table:table-cell table:style-name="ce115" office:value-type="string" calcext:value-type="string">
            <text:p><text:span text:style-name="T2">BGAD-</text:span>DateBERT</text:p>
          </table:table-cell>
          <table:table-cell table:style-name="ce48" office:value-type="float" office:value="80.17" calcext:value-type="float">
            <text:p>80,17</text:p>
          </table:table-cell>
          <table:table-cell table:style-name="ce71" office:value-type="float" office:value="90.49" calcext:value-type="float">
            <text:p>90,49</text:p>
          </table:table-cell>
          <table:table-cell table:style-name="ce71" office:value-type="float" office:value="90.97" calcext:value-type="float">
            <text:p>90,97</text:p>
          </table:table-cell>
          <table:table-cell table:style-name="ce48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115" office:value-type="string" calcext:value-type="string">
            <text:p><text:span text:style-name="T2">BGAD-</text:span>DateBERT</text:p>
          </table:table-cell>
          <table:table-cell table:style-name="ce48" office:value-type="float" office:value="80.17" calcext:value-type="float">
            <text:p>80,17</text:p>
          </table:table-cell>
          <table:table-cell table:style-name="ce71" office:value-type="float" office:value="90.49" calcext:value-type="float">
            <text:p>90,49</text:p>
          </table:table-cell>
          <table:table-cell table:style-name="ce71" office:value-type="float" office:value="90.97" calcext:value-type="float">
            <text:p>90,97</text:p>
          </table:table-cell>
          <table:table-cell table:style-name="ce48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25" office:value-type="string" calcext:value-type="string">
            <text:p>HeidelTime</text:p>
          </table:table-cell>
          <table:table-cell table:style-name="ce48" office:value-type="float" office:value="81.78" calcext:value-type="float">
            <text:p>81,78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83.1" calcext:value-type="float">
            <text:p>83,10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80.37" calcext:value-type="float">
            <text:p>80,37</text:p>
          </table:table-cell>
          <table:table-cell table:style-name="ce59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 table:number-columns-repeated="2"/>
          <table:table-cell table:style-name="ce133"/>
          <table:table-cell table:style-name="ce25" office:value-type="string" calcext:value-type="string">
            <text:p>HeidelTime</text:p>
          </table:table-cell>
          <table:table-cell table:style-name="ce48" office:value-type="float" office:value="81.78" calcext:value-type="float">
            <text:p>81,78</text:p>
          </table:table-cell>
          <table:table-cell table:style-name="ce71" office:value-type="float" office:value="83.1" calcext:value-type="float">
            <text:p>83,10</text:p>
          </table:table-cell>
          <table:table-cell table:style-name="ce71" office:value-type="float" office:value="80.37" calcext:value-type="float">
            <text:p>80,37</text:p>
          </table:table-cell>
          <table:table-cell table:style-name="ce48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HeidelTime</text:p>
          </table:table-cell>
          <table:table-cell table:style-name="ce48" office:value-type="float" office:value="81.78" calcext:value-type="float">
            <text:p>81,78</text:p>
          </table:table-cell>
          <table:table-cell table:style-name="ce71" office:value-type="float" office:value="83.1" calcext:value-type="float">
            <text:p>83,10</text:p>
          </table:table-cell>
          <table:table-cell table:style-name="ce71" office:value-type="float" office:value="80.37" calcext:value-type="float">
            <text:p>80,37</text:p>
          </table:table-cell>
          <table:table-cell table:style-name="ce48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25" office:value-type="string" calcext:value-type="string">
            <text:p>UWTime</text:p>
          </table:table-cell>
          <table:table-cell table:style-name="ce48" office:value-type="float" office:value="83.1" calcext:value-type="float">
            <text:p>83,10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83" calcext:value-type="float">
            <text:p>83,00</text:p>
          </table:table-cell>
          <table:table-cell table:style-name="ce59" office:value-type="string" calcext:value-type="string">
            <text:p>n/a</text:p>
          </table:table-cell>
          <table:table-cell table:style-name="ce71" office:value-type="float" office:value="79.44" calcext:value-type="float">
            <text:p>79,44</text:p>
          </table:table-cell>
          <table:table-cell table:style-name="ce59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 table:number-columns-repeated="2"/>
          <table:table-cell table:style-name="ce22"/>
          <table:table-cell table:style-name="ce25" office:value-type="string" calcext:value-type="string">
            <text:p>UWTime</text:p>
          </table:table-cell>
          <table:table-cell table:style-name="ce48" office:value-type="float" office:value="83.1" calcext:value-type="float">
            <text:p>83,10</text:p>
          </table:table-cell>
          <table:table-cell table:style-name="ce71" office:value-type="float" office:value="83" calcext:value-type="float">
            <text:p>83,00</text:p>
          </table:table-cell>
          <table:table-cell table:style-name="ce71" office:value-type="float" office:value="79.44" calcext:value-type="float">
            <text:p>79,44</text:p>
          </table:table-cell>
          <table:table-cell table:style-name="ce48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UWTime</text:p>
          </table:table-cell>
          <table:table-cell table:style-name="ce48" office:value-type="float" office:value="83.1" calcext:value-type="float">
            <text:p>83,10</text:p>
          </table:table-cell>
          <table:table-cell table:style-name="ce71" office:value-type="float" office:value="83" calcext:value-type="float">
            <text:p>83,00</text:p>
          </table:table-cell>
          <table:table-cell table:style-name="ce71" office:value-type="float" office:value="79.44" calcext:value-type="float">
            <text:p>79,44</text:p>
          </table:table-cell>
          <table:table-cell table:style-name="ce48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Syntime</text:p>
          </table:table-cell>
          <table:table-cell table:style-name="ce48" office:value-type="float" office:value="92.47" calcext:value-type="float">
            <text:p>92,47</text:p>
          </table:table-cell>
          <table:table-cell table:style-name="ce59" office:value-type="string" calcext:value-type="string">
            <text:p>n/a</text:p>
          </table:table-cell>
          <table:table-cell table:style-name="ce72" office:value-type="float" office:value="81.27" calcext:value-type="float">
            <text:p>81,27</text:p>
          </table:table-cell>
          <table:table-cell table:style-name="ce72" office:value-type="string" calcext:value-type="string">
            <text:p>n/a</text:p>
          </table:table-cell>
          <table:table-cell table:style-name="ce48" office:value-type="float" office:value="91.77" calcext:value-type="float">
            <text:p>91,77</text:p>
          </table:table-cell>
          <table:table-cell table:style-name="ce59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 table:number-columns-repeated="2"/>
          <table:table-cell table:style-name="ce22"/>
          <table:table-cell table:style-name="ce112" office:value-type="string" calcext:value-type="string">
            <text:p>Syntime</text:p>
          </table:table-cell>
          <table:table-cell table:style-name="ce48" office:value-type="float" office:value="92.47" calcext:value-type="float">
            <text:p>92,47</text:p>
          </table:table-cell>
          <table:table-cell table:style-name="ce71" office:value-type="float" office:value="81.27" calcext:value-type="float">
            <text:p>81,27</text:p>
          </table:table-cell>
          <table:table-cell table:style-name="ce48" office:value-type="float" office:value="91.77" calcext:value-type="float">
            <text:p>91,77</text:p>
          </table:table-cell>
          <table:table-cell table:style-name="ce154" office:value-type="string" calcext:value-type="string">
            <text:p>n/a</text:p>
          </table:table-cell>
          <table:table-cell table:number-columns-repeated="3"/>
          <table:table-cell table:style-name="ce115" office:value-type="string" calcext:value-type="string">
            <text:p>Syntime</text:p>
          </table:table-cell>
          <table:table-cell table:style-name="ce48" office:value-type="float" office:value="92.47" calcext:value-type="float">
            <text:p>92,47</text:p>
          </table:table-cell>
          <table:table-cell table:style-name="ce71" office:value-type="float" office:value="81.27" calcext:value-type="float">
            <text:p>81,27</text:p>
          </table:table-cell>
          <table:table-cell table:style-name="ce48" office:value-type="float" office:value="91.77" calcext:value-type="float">
            <text:p>91,77</text:p>
          </table:table-cell>
          <table:table-cell table:style-name="ce154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TOMN</text:p>
          </table:table-cell>
          <table:table-cell table:style-name="ce48" office:value-type="float" office:value="91.58" calcext:value-type="float">
            <text:p>91,58</text:p>
          </table:table-cell>
          <table:table-cell table:style-name="ce59" office:value-type="string" calcext:value-type="string">
            <text:p>n/a</text:p>
          </table:table-cell>
          <table:table-cell table:style-name="ce72" office:value-type="float" office:value="82.47" calcext:value-type="float">
            <text:p>82,47</text:p>
          </table:table-cell>
          <table:table-cell table:style-name="ce72" office:value-type="string" calcext:value-type="string">
            <text:p>n/a</text:p>
          </table:table-cell>
          <table:table-cell table:style-name="ce93" office:value-type="float" office:value="92.56" calcext:value-type="float">
            <text:p>92,56</text:p>
          </table:table-cell>
          <table:table-cell table:style-name="ce94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 table:number-columns-repeated="2"/>
          <table:table-cell table:style-name="ce22"/>
          <table:table-cell table:style-name="ce112" office:value-type="string" calcext:value-type="string">
            <text:p>TOMN</text:p>
          </table:table-cell>
          <table:table-cell table:style-name="ce48" office:value-type="float" office:value="91.58" calcext:value-type="float">
            <text:p>91,58</text:p>
          </table:table-cell>
          <table:table-cell table:style-name="ce71" office:value-type="float" office:value="82.47" calcext:value-type="float">
            <text:p>82,47</text:p>
          </table:table-cell>
          <table:table-cell table:style-name="ce93" office:value-type="float" office:value="92.56" calcext:value-type="float">
            <text:p>92,56</text:p>
          </table:table-cell>
          <table:table-cell table:style-name="ce154" office:value-type="string" calcext:value-type="string">
            <text:p>n/a</text:p>
          </table:table-cell>
          <table:table-cell table:number-columns-repeated="3"/>
          <table:table-cell table:style-name="ce115" office:value-type="string" calcext:value-type="string">
            <text:p>TOMN</text:p>
          </table:table-cell>
          <table:table-cell table:style-name="ce48" office:value-type="float" office:value="91.58" calcext:value-type="float">
            <text:p>91,58</text:p>
          </table:table-cell>
          <table:table-cell table:style-name="ce71" office:value-type="float" office:value="82.47" calcext:value-type="float">
            <text:p>82,47</text:p>
          </table:table-cell>
          <table:table-cell table:style-name="ce93" office:value-type="float" office:value="92.56" calcext:value-type="float">
            <text:p>92,56</text:p>
          </table:table-cell>
          <table:table-cell table:style-name="ce154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PTime</text:p>
          </table:table-cell>
          <table:table-cell table:style-name="ce48" office:value-type="float" office:value="84.25" calcext:value-type="float">
            <text:p>84,25</text:p>
          </table:table-cell>
          <table:table-cell table:style-name="ce59" office:value-type="string" calcext:value-type="string">
            <text:p>n/a</text:p>
          </table:table-cell>
          <table:table-cell table:style-name="ce72" office:value-type="float" office:value="87.21" calcext:value-type="float">
            <text:p>87,21</text:p>
          </table:table-cell>
          <table:table-cell table:style-name="ce72" office:value-type="string" calcext:value-type="string">
            <text:p>n/a</text:p>
          </table:table-cell>
          <table:table-cell table:style-name="ce93" office:value-type="float" office:value="93.5" calcext:value-type="float">
            <text:p>93,50</text:p>
          </table:table-cell>
          <table:table-cell table:style-name="ce94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/>
          <table:table-cell table:style-name="ce141" table:number-columns-repeated="2"/>
          <table:table-cell table:style-name="ce113" office:value-type="string" calcext:value-type="string">
            <text:p>PTime</text:p>
          </table:table-cell>
          <table:table-cell table:style-name="ce48" office:value-type="float" office:value="84.25" calcext:value-type="float">
            <text:p>84,25</text:p>
          </table:table-cell>
          <table:table-cell table:style-name="ce71" office:value-type="float" office:value="87.21" calcext:value-type="float">
            <text:p>87,21</text:p>
          </table:table-cell>
          <table:table-cell table:style-name="ce93" office:value-type="float" office:value="93.5" calcext:value-type="float">
            <text:p>93,50</text:p>
          </table:table-cell>
          <table:table-cell table:style-name="ce154" office:value-type="string" calcext:value-type="string">
            <text:p>n/a</text:p>
          </table:table-cell>
          <table:table-cell table:number-columns-repeated="3"/>
          <table:table-cell table:style-name="ce115" office:value-type="string" calcext:value-type="string">
            <text:p>PTime</text:p>
          </table:table-cell>
          <table:table-cell table:style-name="ce48" office:value-type="float" office:value="84.25" calcext:value-type="float">
            <text:p>84,25</text:p>
          </table:table-cell>
          <table:table-cell table:style-name="ce71" office:value-type="float" office:value="87.21" calcext:value-type="float">
            <text:p>87,21</text:p>
          </table:table-cell>
          <table:table-cell table:style-name="ce93" office:value-type="float" office:value="93.5" calcext:value-type="float">
            <text:p>93,50</text:p>
          </table:table-cell>
          <table:table-cell table:style-name="ce154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25" office:value-type="string" calcext:value-type="string">
            <text:p>BERT-Time</text:p>
          </table:table-cell>
          <table:table-cell table:style-name="ce48" office:value-type="float" office:value="90.77" calcext:value-type="float">
            <text:p>90,77</text:p>
          </table:table-cell>
          <table:table-cell table:style-name="ce59" office:value-type="string" calcext:value-type="string">
            <text:p>n/a</text:p>
          </table:table-cell>
          <table:table-cell table:style-name="ce73" office:value-type="float" office:value="96.03" calcext:value-type="float">
            <text:p>96,03</text:p>
          </table:table-cell>
          <table:table-cell table:style-name="ce73" office:value-type="string" calcext:value-type="string">
            <text:p>n/a</text:p>
          </table:table-cell>
          <table:table-cell table:style-name="ce93" office:value-type="float" office:value="93.56" calcext:value-type="float">
            <text:p>93,56</text:p>
          </table:table-cell>
          <table:table-cell table:style-name="ce94" office:value-type="string" calcext:value-type="string">
            <text:p>n/a</text:p>
          </table:table-cell>
          <table:table-cell table:style-name="ce48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3" table:number-columns-repeated="2"/>
          <table:table-cell table:style-name="ce133"/>
          <table:table-cell table:style-name="ce112" office:value-type="string" calcext:value-type="string">
            <text:p>BERT-Time</text:p>
          </table:table-cell>
          <table:table-cell table:style-name="ce48" office:value-type="float" office:value="90.77" calcext:value-type="float">
            <text:p>90,77</text:p>
          </table:table-cell>
          <table:table-cell table:style-name="ce146" office:value-type="float" office:value="96.03" calcext:value-type="float">
            <text:p>96,03</text:p>
          </table:table-cell>
          <table:table-cell table:style-name="ce93" office:value-type="float" office:value="93.56" calcext:value-type="float">
            <text:p>93,56</text:p>
          </table:table-cell>
          <table:table-cell table:style-name="ce154" office:value-type="string" calcext:value-type="string">
            <text:p>n/a</text:p>
          </table:table-cell>
          <table:table-cell table:number-columns-repeated="3"/>
          <table:table-cell table:style-name="ce25" office:value-type="string" calcext:value-type="string">
            <text:p>BERT-Time</text:p>
          </table:table-cell>
          <table:table-cell table:style-name="ce48" office:value-type="float" office:value="90.77" calcext:value-type="float">
            <text:p>90,77</text:p>
          </table:table-cell>
          <table:table-cell table:style-name="ce146" office:value-type="float" office:value="96.03" calcext:value-type="float">
            <text:p>96,03</text:p>
          </table:table-cell>
          <table:table-cell table:style-name="ce93" office:value-type="float" office:value="93.56" calcext:value-type="float">
            <text:p>93,56</text:p>
          </table:table-cell>
          <table:table-cell table:style-name="ce154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ce26"/>
          <table:table-cell table:style-name="ce53" table:number-columns-repeated="10"/>
          <table:table-cell table:style-name="ce22"/>
          <table:table-cell table:style-name="ce159" table:formula="of:=IF([.A25]&lt;&gt;&quot;&quot;; [.A25]; &quot;&quot;)">
            <text:p/>
          </table:table-cell>
          <table:table-cell table:style-name="ce111"/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26]&lt;&gt;&quot;&quot;; [.A26]; &quot;&quot;)">
            <text:p/>
          </table:table-cell>
          <table:table-cell table:style-name="ce111"/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27]&lt;&gt;&quot;&quot;; [.A27]; &quot;&quot;)">
            <text:p/>
          </table:table-cell>
          <table:table-cell table:style-name="ce111"/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28]&lt;&gt;&quot;&quot;; [.A28]; &quot;&quot;)">
            <text:p/>
          </table:table-cell>
          <table:table-cell table:style-name="ce111"/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9"/>
          <table:table-cell table:style-name="ce141" table:number-columns-repeated="2"/>
          <table:table-cell table:style-name="ce158" table:formula="of:=IF([.A29]&lt;&gt;&quot;&quot;; [.A29]; &quot;&quot;)">
            <text:p/>
          </table:table-cell>
          <table:table-cell table:style-name="ce22"/>
          <table:table-cell table:style-name="ce141"/>
          <table:table-cell table:style-name="ce111"/>
          <table:table-cell table:number-columns-repeated="16368"/>
        </table:table-row>
        <table:table-row table:style-name="ro1">
          <table:table-cell table:style-name="ce26"/>
          <table:table-cell table:style-name="ce53" table:number-columns-repeated="10"/>
          <table:table-cell table:style-name="ce133"/>
          <table:table-cell table:style-name="ce157" table:formula="of:=IF([.A30]&lt;&gt;&quot;&quot;; [.A30]; &quot;&quot;)">
            <text:p/>
          </table:table-cell>
          <table:table-cell table:style-name="ce133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80"/>
          <table:table-cell table:style-name="ce133"/>
          <table:table-cell table:number-columns-repeated="16368"/>
        </table:table-row>
        <table:table-row table:style-name="ro1">
          <table:table-cell table:style-name="ce26"/>
          <table:table-cell table:style-name="ce53" table:number-columns-repeated="10"/>
          <table:table-cell table:style-name="ce22"/>
          <table:table-cell table:style-name="ce159" table:formula="of:=IF([.A31]&lt;&gt;&quot;&quot;; [.A31]; &quot;&quot;)">
            <text:p/>
          </table:table-cell>
          <table:table-cell table:style-name="ce111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32]&lt;&gt;&quot;&quot;; [.A32]; &quot;&quot;)">
            <text:p/>
          </table:table-cell>
          <table:table-cell table:style-name="ce11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33]&lt;&gt;&quot;&quot;; [.A33]; &quot;&quot;)">
            <text:p/>
          </table:table-cell>
          <table:table-cell table:style-name="ce11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34]&lt;&gt;&quot;&quot;; [.A34]; &quot;&quot;)">
            <text:p/>
          </table:table-cell>
          <table:table-cell table:style-name="ce11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9"/>
          <table:table-cell table:style-name="ce141" table:number-columns-repeated="2"/>
          <table:table-cell table:style-name="ce158" table:formula="of:=IF([.A35]&lt;&gt;&quot;&quot;; [.A35]; &quot;&quot;)">
            <text:p/>
          </table:table-cell>
          <table:table-cell table:style-name="ce22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41"/>
          <table:table-cell table:style-name="ce111"/>
          <table:table-cell table:number-columns-repeated="16368"/>
        </table:table-row>
        <table:table-row table:style-name="ro1">
          <table:table-cell table:style-name="ce26"/>
          <table:table-cell table:style-name="ce53" table:number-columns-repeated="10"/>
          <table:table-cell table:style-name="ce133"/>
          <table:table-cell table:style-name="ce157" table:formula="of:=IF([.A36]&lt;&gt;&quot;&quot;; [.A36]; &quot;&quot;)">
            <text:p/>
          </table:table-cell>
          <table:table-cell table:style-name="ce133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80"/>
          <table:table-cell table:style-name="ce133"/>
          <table:table-cell table:number-columns-repeated="16368"/>
        </table:table-row>
        <table:table-row table:style-name="ro1">
          <table:table-cell table:style-name="ce19"/>
          <table:table-cell table:style-name="ce53" table:number-columns-repeated="10"/>
          <table:table-cell table:style-name="ce22"/>
          <table:table-cell table:style-name="ce159" table:formula="of:=IF([.A37]&lt;&gt;&quot;&quot;; [.A37]; &quot;&quot;)">
            <text:p/>
          </table:table-cell>
          <table:table-cell table:style-name="ce111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38]&lt;&gt;&quot;&quot;; [.A38]; &quot;&quot;)">
            <text:p/>
          </table:table-cell>
          <table:table-cell table:style-name="ce11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39]&lt;&gt;&quot;&quot;; [.A39]; &quot;&quot;)">
            <text:p/>
          </table:table-cell>
          <table:table-cell table:style-name="ce11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40]&lt;&gt;&quot;&quot;; [.A40]; &quot;&quot;)">
            <text:p/>
          </table:table-cell>
          <table:table-cell table:style-name="ce11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9"/>
          <table:table-cell table:style-name="ce141" table:number-columns-repeated="2"/>
          <table:table-cell table:style-name="ce158" table:formula="of:=IF([.A41]&lt;&gt;&quot;&quot;; [.A41]; &quot;&quot;)">
            <text:p/>
          </table:table-cell>
          <table:table-cell table:style-name="ce22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41"/>
          <table:table-cell table:style-name="ce111"/>
          <table:table-cell table:number-columns-repeated="16368"/>
        </table:table-row>
        <table:table-row table:style-name="ro1">
          <table:table-cell table:style-name="ce22"/>
          <table:table-cell table:style-name="ce53" table:number-columns-repeated="10"/>
          <table:table-cell table:style-name="ce133"/>
          <table:table-cell table:style-name="ce157" table:formula="of:=IF([.A42]&lt;&gt;&quot;&quot;; [.A42]; &quot;&quot;)">
            <text:p/>
          </table:table-cell>
          <table:table-cell table:style-name="ce133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80"/>
          <table:table-cell table:style-name="ce133"/>
          <table:table-cell table:number-columns-repeated="16368"/>
        </table:table-row>
        <table:table-row table:style-name="ro1">
          <table:table-cell table:style-name="ce19"/>
          <table:table-cell table:style-name="ce53" table:number-columns-repeated="10"/>
          <table:table-cell table:style-name="ce22"/>
          <table:table-cell table:style-name="ce159" table:formula="of:=IF([.A43]&lt;&gt;&quot;&quot;; [.A43]; &quot;&quot;)">
            <text:p/>
          </table:table-cell>
          <table:table-cell table:style-name="ce111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44]&lt;&gt;&quot;&quot;; [.A44]; &quot;&quot;)">
            <text:p/>
          </table:table-cell>
          <table:table-cell table:style-name="ce11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45]&lt;&gt;&quot;&quot;; [.A45]; &quot;&quot;)">
            <text:p/>
          </table:table-cell>
          <table:table-cell table:style-name="ce11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46]&lt;&gt;&quot;&quot;; [.A46]; &quot;&quot;)">
            <text:p/>
          </table:table-cell>
          <table:table-cell table:style-name="ce11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9"/>
          <table:table-cell table:style-name="ce141" table:number-columns-repeated="2"/>
          <table:table-cell table:style-name="ce158" table:formula="of:=IF([.A47]&lt;&gt;&quot;&quot;; [.A47]; &quot;&quot;)">
            <text:p/>
          </table:table-cell>
          <table:table-cell table:style-name="ce22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41"/>
          <table:table-cell table:style-name="ce111"/>
          <table:table-cell table:number-columns-repeated="16368"/>
        </table:table-row>
        <table:table-row table:style-name="ro1">
          <table:table-cell table:style-name="ce22"/>
          <table:table-cell table:style-name="ce53" table:number-columns-repeated="10"/>
          <table:table-cell table:style-name="ce133"/>
          <table:table-cell table:style-name="ce157" table:formula="of:=IF([.A48]&lt;&gt;&quot;&quot;; [.A48]; &quot;&quot;)">
            <text:p/>
          </table:table-cell>
          <table:table-cell table:style-name="ce133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80"/>
          <table:table-cell table:style-name="ce133"/>
          <table:table-cell table:number-columns-repeated="16368"/>
        </table:table-row>
        <table:table-row table:style-name="ro1">
          <table:table-cell table:style-name="ce19"/>
          <table:table-cell table:style-name="ce53" table:number-columns-repeated="10"/>
          <table:table-cell table:style-name="ce22"/>
          <table:table-cell table:style-name="ce159" table:formula="of:=IF([.A49]&lt;&gt;&quot;&quot;; [.A49]; &quot;&quot;)">
            <text:p/>
          </table:table-cell>
          <table:table-cell table:style-name="ce111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50]&lt;&gt;&quot;&quot;; [.A50]; &quot;&quot;)">
            <text:p/>
          </table:table-cell>
          <table:table-cell table:style-name="ce11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51]&lt;&gt;&quot;&quot;; [.A51]; &quot;&quot;)">
            <text:p/>
          </table:table-cell>
          <table:table-cell table:style-name="ce11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52]&lt;&gt;&quot;&quot;; [.A52]; &quot;&quot;)">
            <text:p/>
          </table:table-cell>
          <table:table-cell table:style-name="ce11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9"/>
          <table:table-cell table:style-name="ce141" table:number-columns-repeated="2"/>
          <table:table-cell table:style-name="ce158" table:formula="of:=IF([.A53]&lt;&gt;&quot;&quot;; [.A53]; &quot;&quot;)">
            <text:p/>
          </table:table-cell>
          <table:table-cell table:style-name="ce22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41"/>
          <table:table-cell table:style-name="ce111"/>
          <table:table-cell table:number-columns-repeated="16368"/>
        </table:table-row>
        <table:table-row table:style-name="ro1">
          <table:table-cell table:style-name="ce22"/>
          <table:table-cell table:style-name="ce53" table:number-columns-repeated="10"/>
          <table:table-cell table:style-name="ce133"/>
          <table:table-cell table:style-name="ce157" table:formula="of:=IF([.A54]&lt;&gt;&quot;&quot;; [.A54]; &quot;&quot;)">
            <text:p/>
          </table:table-cell>
          <table:table-cell table:style-name="ce133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80"/>
          <table:table-cell table:style-name="ce133"/>
          <table:table-cell table:number-columns-repeated="16368"/>
        </table:table-row>
        <table:table-row table:style-name="ro1">
          <table:table-cell table:style-name="ce19"/>
          <table:table-cell table:style-name="ce53" table:number-columns-repeated="10"/>
          <table:table-cell table:style-name="ce22"/>
          <table:table-cell table:style-name="ce159" table:formula="of:=IF([.A55]&lt;&gt;&quot;&quot;; [.A55]; &quot;&quot;)">
            <text:p/>
          </table:table-cell>
          <table:table-cell table:style-name="ce11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56]&lt;&gt;&quot;&quot;; [.A56]; &quot;&quot;)">
            <text:p/>
          </table:table-cell>
          <table:table-cell table:style-name="ce11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57]&lt;&gt;&quot;&quot;; [.A57]; &quot;&quot;)">
            <text:p/>
          </table:table-cell>
          <table:table-cell table:style-name="ce11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58]&lt;&gt;&quot;&quot;; [.A58]; &quot;&quot;)">
            <text:p/>
          </table:table-cell>
          <table:table-cell table:style-name="ce11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1">
          <table:table-cell table:style-name="ce20"/>
          <table:table-cell table:style-name="ce53" table:number-columns-repeated="10"/>
          <table:table-cell table:style-name="ce22"/>
          <table:table-cell table:style-name="ce157" table:formula="of:=IF([.A59]&lt;&gt;&quot;&quot;; [.A59]; &quot;&quot;)">
            <text:p/>
          </table:table-cell>
          <table:table-cell table:style-name="ce11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80"/>
          <table:table-cell table:style-name="ce111"/>
          <table:table-cell table:number-columns-repeated="16368"/>
        </table:table-row>
        <table:table-row table:style-name="ro2" table:number-rows-repeated="12">
          <table:table-cell table:style-name="ce15" table:number-columns-repeated="16"/>
          <table:table-cell table:number-columns-repeated="16368"/>
        </table:table-row>
        <table:table-row table:style-name="ro2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12:44:17.32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11T13:13:33.092000000</dc:date>
    <meta:editing-cycles>127</meta:editing-cycles>
    <meta:editing-duration>PT10H27M25S</meta:editing-duration>
    <meta:document-statistic meta:table-count="1" meta:cell-count="433" meta:object-count="0"/>
  </office:meta>
</office:document-meta>
</file>